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List_20_Heading" style:list-style-name="L2"/>
    <style:style style:name="T1" style:family="text">
      <style:text-properties style:text-position="-33% 8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vestigación</text:p>
      <text:p text:style-name="Standard"/>
      <text:p text:style-name="Standard">1.</text:p>
      <text:p text:style-name="Standard"/>
      <text:list xml:id="list1160037122" text:style-name="L1">
        <text:list-item>
          <text:p text:style-name="P1">:</text:p>
          <text:list>
            <text:list-header>
              <text:p text:style-name="P1">A colon by itself, “:”, is reserved solely for use as the Haskell list constructor; this makes its treatment uniform with other parts of list syntax, such as “[]” and “[a,b]”.</text:p>
            </text:list-header>
          </text:list>
        </text:list-item>
      </text:list>
      <text:p text:style-name="Standard"/>
      <text:list xml:id="list713688611" text:continue-numbering="true" text:style-name="L1">
        <text:list-item>
          <text:p text:style-name="P1">:browse</text:p>
          <text:list>
            <text:list-item>
              <text:p text:style-name="P1">Sintaxis</text:p>
              <text:list>
                <text:list-item>
                  <text:p text:style-name="P1"><text:span text:style-name="Source_20_Text">:browse</text:span>[<text:span text:style-name="Source_20_Text">!</text:span>] [[<text:span text:style-name="Source_20_Text">*</text:span>]<text:span text:style-name="Emphasis"><text:span text:style-name="Source_20_Text">module</text:span></text:span>] ... </text:p>
                </text:list-item>
              </text:list>
            </text:list-item>
          </text:list>
        </text:list-item>
      </text:list>
      <text:p text:style-name="Standard"/>
      <text:list xml:id="list1084219961" text:continue-numbering="true" text:style-name="L1">
        <text:list-item>
          <text:list>
            <text:list-item>
              <text:p text:style-name="P1">Función</text:p>
              <text:list>
                <text:list-item>
                  <text:p text:style-name="P1">Displays the identifiers exported by the module <text:span text:style-name="Emphasis"><text:span text:style-name="Source_20_Text">module</text:span></text:span>, which must be either loaded into GHCi or be a member of a package. If <text:span text:style-name="Emphasis"><text:span text:style-name="Source_20_Text">module</text:span></text:span> is omitted, the most recently-loaded module is used.</text:p>
                </text:list-item>
              </text:list>
            </text:list-item>
          </text:list>
        </text:list-item>
      </text:list>
      <text:p text:style-name="Standard"/>
      <text:list xml:id="list1644037026" text:continue-numbering="true" text:style-name="L1">
        <text:list-item>
          <text:p text:style-name="P1">:info</text:p>
          <text:list>
            <text:list-item>
              <text:p text:style-name="P1">Sintaxis</text:p>
              <text:list>
                <text:list-item>
                  <text:p text:style-name="P1"><text:span text:style-name="Source_20_Text">:info</text:span> <text:span text:style-name="Emphasis"><text:span text:style-name="Source_20_Text">name</text:span></text:span> ... </text:p>
                </text:list-item>
              </text:list>
            </text:list-item>
          </text:list>
        </text:list-item>
      </text:list>
      <text:p text:style-name="Standard"/>
      <text:list xml:id="list644865768" text:continue-numbering="true" text:style-name="L1">
        <text:list-item>
          <text:list>
            <text:list-item>
              <text:p text:style-name="P1">Función</text:p>
              <text:list>
                <text:list-item>
                  <text:p text:style-name="P5">Displays information about the given name(s). For example, if <text:span text:style-name="Emphasis"><text:span text:style-name="Source_20_Text">name</text:span></text:span> is a class, then the class methods and their types will be printed; if <text:span text:style-name="Emphasis"><text:span text:style-name="Source_20_Text">name</text:span></text:span> is a type constructor, then its definition will be printed; if <text:span text:style-name="Emphasis"><text:span text:style-name="Source_20_Text">name</text:span></text:span> is a function, then its type will be printed. If <text:span text:style-name="Emphasis"><text:span text:style-name="Source_20_Text">name</text:span></text:span> has been loaded from a source file, then GHCi will also display the location of its definition in the source.</text:p>
                </text:list-item>
              </text:list>
            </text:list-item>
          </text:list>
        </text:list-item>
      </text:list>
      <text:p text:style-name="Text_20_body"><text:tab/><text:tab/>For types and classes, GHCi also summarises instances that mention them. To avoid <text:tab/><text:tab/><text:tab/>showing irrelevant information, an instance is shown only if (a) its head mentions <text:span text:style-name="Emphasis"><text:span text:style-name="Source_20_Text">name</text:span></text:span>, <text:tab/><text:tab/>and (b) all the other things mentioned in the instance are in scope (either qualified or <text:tab/><text:tab/><text:tab/>otherwise) as a result of a <text:span text:style-name="Source_20_Text">:load</text:span> or <text:span text:style-name="Source_20_Text">:module</text:span> commands. </text:p>
      <text:p text:style-name="Standard"/>
      <text:list xml:id="list2184381412" text:style-name="L2">
        <text:list-item>
          <text:p text:style-name="P2">:module</text:p>
          <text:list>
            <text:list-item>
              <text:p text:style-name="P2">Sintaxis</text:p>
              <text:list>
                <text:list-item>
                  <text:p text:style-name="P7"><text:span text:style-name="Source_20_Text">:module [+|-] [*]</text:span><text:span text:style-name="Source_20_Text"><text:span text:style-name="Emphasis">mod</text:span></text:span><text:span text:style-name="Source_20_Text"><text:span text:style-name="Emphasis"><text:span text:style-name="T1">1</text:span></text:span></text:span><text:span text:style-name="Source_20_Text"> ... [*]</text:span><text:span text:style-name="Source_20_Text"><text:span text:style-name="Emphasis">mod</text:span></text:span><text:span text:style-name="Emphasis"><text:span text:style-name="Source_20_Text"><text:span text:style-name="T1">n</text:span></text:span></text:span> <text:bookmark text:name="id489074"/>, <text:span text:style-name="Source_20_Text">import </text:span><text:span text:style-name="Emphasis"><text:span text:style-name="Source_20_Text">mod</text:span></text:span> </text:p>
                </text:list-item>
              </text:list>
            </text:list-item>
          </text:list>
        </text:list-item>
      </text:list>
      <text:p text:style-name="Standard"/>
      <text:list xml:id="list1340933445" text:continue-numbering="true" text:style-name="L2">
        <text:list-item>
          <text:list>
            <text:list-item>
              <text:p text:style-name="P2">Función</text:p>
              <text:list>
                <text:list-item>
                  <text:p text:style-name="P2">Sets or modifies the current context for statements typed at the prompt. The form <text:span text:style-name="Source_20_Text">import </text:span><text:span text:style-name="Source_20_Text"><text:span text:style-name="Emphasis">mod</text:span></text:span> is equivalent to <text:span text:style-name="Source_20_Text">:module +</text:span><text:span text:style-name="Source_20_Text"><text:span text:style-name="Emphasis">mod</text:span></text:span>.</text:p>
                </text:list-item>
              </text:list>
            </text:list-item>
          </text:list>
        </text:list-item>
      </text:list>
      <text:p text:style-name="Standard"/>
      <text:p text:style-name="Standard"/>
      <text:p text:style-name="Standard"/>
      <text:p text:style-name="Standard"/>
      <text:p text:style-name="Standard"/>
      <text:p text:style-name="Standard"/>
      <text:p text:style-name="Standard"/>
      <text:list xml:id="list1545960881" text:continue-numbering="true" text:style-name="L2">
        <text:list-item>
          <text:p text:style-name="P2"><text:soft-page-break/>:load</text:p>
          <text:list>
            <text:list-item>
              <text:p text:style-name="P2">Sintaxis</text:p>
              <text:list>
                <text:list-item>
                  <text:p text:style-name="P2"><text:span text:style-name="Source_20_Text">:load</text:span> [<text:span text:style-name="Source_20_Text">*</text:span>]<text:span text:style-name="Emphasis"><text:span text:style-name="Source_20_Text">module</text:span></text:span> ... </text:p>
                </text:list-item>
              </text:list>
            </text:list-item>
            <text:list-item>
              <text:p text:style-name="P2">Función</text:p>
              <text:list>
                <text:list-item>
                  <text:p text:style-name="P6">Recursively loads the specified <text:span text:style-name="Emphasis"><text:span text:style-name="Source_20_Text">module</text:span></text:span>s, and all the modules they depend on. Here, each <text:span text:style-name="Emphasis"><text:span text:style-name="Source_20_Text">module</text:span></text:span> must be a module name or filename, but may not be the name of a module in a package.</text:p>
                </text:list-item>
              </text:list>
            </text:list-item>
          </text:list>
        </text:list-item>
      </text:list>
      <text:p text:style-name="Text_20_body"><text:tab/><text:tab/>All previously loaded modules, except package modules, are forgotten. The new set of <text:tab/><text:tab/><text:tab/>modules is known as the <text:span text:style-name="Emphasis">target set</text:span>. Note that <text:span text:style-name="Source_20_Text">:load</text:span> can be used without any arguments <text:tab/><text:tab/>to unload all the currently loaded modules and bindings.</text:p>
      <text:p text:style-name="Text_20_body"><text:tab/><text:tab/>Normally pre-compiled code for a module will be loaded if available, or otherwise the <text:tab/><text:tab/><text:tab/>module will be compiled to byte-code. Using the <text:span text:style-name="Source_20_Text">*</text:span> prefix forces a module to be loaded <text:tab/><text:tab/><text:tab/>as byte-code.</text:p>
      <text:list xml:id="list2040517271" text:style-name="L3">
        <text:list-item>
          <text:p text:style-name="P3">:reload</text:p>
          <text:list>
            <text:list-item>
              <text:p text:style-name="P3">Sintaxis</text:p>
              <text:list>
                <text:list-item>
                  <text:p text:style-name="P3"><text:span text:style-name="Source_20_Text">:reload</text:span></text:p>
                </text:list-item>
              </text:list>
            </text:list-item>
            <text:list-item>
              <text:p text:style-name="P3">Función</text:p>
              <text:list>
                <text:list-item>
                  <text:p text:style-name="P3">Attempts to reload the current target set if any of the modules in the set, or any dependent module, has changed. Note that this may entail loading new modules, or dropping modules which are no longer indirectly required by the target.</text:p>
                </text:list-item>
              </text:list>
            </text:list-item>
          </text:list>
        </text:list-item>
      </text:list>
      <text:p text:style-name="Standard"/>
      <text:list xml:id="list687066015" text:continue-numbering="true" text:style-name="L3">
        <text:list-item>
          <text:p text:style-name="P3">:type</text:p>
          <text:list>
            <text:list-item>
              <text:p text:style-name="P3">Sintaxis</text:p>
              <text:list>
                <text:list-item>
                  <text:p text:style-name="P3"><text:span text:style-name="Source_20_Text">:type</text:span> <text:span text:style-name="Emphasis"><text:span text:style-name="Source_20_Text">expression</text:span></text:span></text:p>
                </text:list-item>
              </text:list>
            </text:list-item>
            <text:list-item>
              <text:p text:style-name="P3">Función</text:p>
              <text:list>
                <text:list-item>
                  <text:p text:style-name="P3">Infers and prints the type of <text:span text:style-name="Emphasis"><text:span text:style-name="Source_20_Text">expression</text:span></text:span>, including explicit forall quantifiers for polymorphic types. The monomorphism restriction is <text:span text:style-name="Emphasis">not</text:span> applied to the expression during type infere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o Omaña</meta:initial-creator>
    <meta:creation-date>2013-01-22T23:11:22</meta:creation-date>
    <dc:date>2013-01-22T23:25:21</dc:date>
    <dc:creator>Roberto Omaña</dc:creator>
    <meta:editing-duration>PT14M1S</meta:editing-duration>
    <meta:editing-cycles>10</meta:editing-cycles>
    <meta:generator>LibreOffice/3.3$Linux LibreOffice_project/330m19$Build-401</meta:generator>
    <meta:document-statistic meta:table-count="0" meta:image-count="0" meta:object-count="0" meta:page-count="2" meta:paragraph-count="37" meta:word-count="449" meta:character-count="2516"/>
  </office:meta>
</office:document-meta>
</file>